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022cm" svg:height="2.299cm" draw:transform="rotate (-1.55299396842455) translate (6.1598475576031cm 5.2168657034254cm)" svg:viewBox="0 0 1023 2300" svg:d="M1022 2193c-57-185-105-406-149-765-45-359-69-915-62-1059 8-144-858-643-809-169 50 474 94 721 148 1184 55 464 37 452 77 737 41 286 824 167 795 72z">
          <text:p/>
        </draw:path>
        <draw:path draw:style-name="gr1" draw:text-style-name="P1" draw:layer="layout" svg:width="0.902cm" svg:height="0.661cm" draw:transform="rotate (-2.15687788961459) translate (6.406624478732cm 5.374961441795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4.5557911453987cm 5.6207947751292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42:36.967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